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06a30a" officeooo:paragraph-rsid="0006a30a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6a30a" officeooo:paragraph-rsid="0006a30a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6a30a" officeooo:paragraph-rsid="0006a30a"/>
    </style:style>
    <style:style style:name="P4" style:family="paragraph" style:parent-style-name="Standard" style:list-style-name="L1">
      <style:paragraph-properties fo:text-align="start" style:justify-single-word="false"/>
      <style:text-properties fo:language="ru" fo:country="RU" officeooo:rsid="0006a30a" officeooo:paragraph-rsid="0006a30a"/>
    </style:style>
    <style:style style:name="P5" style:family="paragraph" style:parent-style-name="Standard" style:list-style-name="L3">
      <style:paragraph-properties fo:text-align="start" style:justify-single-word="false"/>
      <style:text-properties fo:language="ru" fo:country="RU" officeooo:rsid="0006a30a" officeooo:paragraph-rsid="0006a30a"/>
    </style:style>
    <style:style style:name="P6" style:family="paragraph" style:parent-style-name="Standard" style:list-style-name="L3">
      <style:paragraph-properties fo:text-align="start" style:justify-single-word="false"/>
      <style:text-properties fo:language="ru" fo:country="RU" officeooo:rsid="000831fd" officeooo:paragraph-rsid="000831fd"/>
    </style:style>
    <style:style style:name="P7" style:family="paragraph" style:parent-style-name="Standard" style:list-style-name="L3">
      <style:paragraph-properties fo:text-align="start" style:justify-single-word="false"/>
      <style:text-properties fo:language="ru" fo:country="RU" officeooo:rsid="00089acd" officeooo:paragraph-rsid="00089acd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089acd" officeooo:paragraph-rsid="00089acd"/>
    </style:style>
    <style:style style:name="P9" style:family="paragraph" style:parent-style-name="Standard" style:list-style-name="L6">
      <style:paragraph-properties fo:text-align="start" style:justify-single-word="false"/>
      <style:text-properties fo:language="ru" fo:country="RU" officeooo:rsid="00089acd" officeooo:paragraph-rsid="00089acd"/>
    </style:style>
    <style:style style:name="P10" style:family="paragraph" style:parent-style-name="Standard">
      <style:paragraph-properties fo:text-align="center" style:justify-single-word="false"/>
      <style:text-properties fo:language="ru" fo:country="RU" officeooo:rsid="00089acd" officeooo:paragraph-rsid="00089acd"/>
    </style:style>
    <style:style style:name="P11" style:family="paragraph" style:parent-style-name="Table_20_Contents">
      <style:paragraph-properties fo:text-align="start" style:justify-single-word="false"/>
      <style:text-properties fo:language="ru" fo:country="RU" officeooo:rsid="000831fd" officeooo:paragraph-rsid="000831fd"/>
    </style:style>
    <style:style style:name="P12" style:family="paragraph" style:parent-style-name="Table_20_Contents">
      <style:paragraph-properties fo:text-align="start" style:justify-single-word="false"/>
      <style:text-properties fo:language="ru" fo:country="RU" officeooo:rsid="00089acd" officeooo:paragraph-rsid="00089acd"/>
    </style:style>
    <style:style style:name="P13" style:family="paragraph" style:parent-style-name="Table_20_Contents">
      <style:paragraph-properties fo:text-align="start" style:justify-single-word="false"/>
      <style:text-properties fo:language="en" fo:country="US" officeooo:rsid="000831fd" officeooo:paragraph-rsid="000831fd"/>
    </style:style>
    <style:style style:name="P14" style:family="paragraph" style:parent-style-name="Table_20_Contents">
      <style:paragraph-properties fo:text-align="start" style:justify-single-word="false"/>
      <style:text-properties fo:language="en" fo:country="US" officeooo:rsid="00089acd" officeooo:paragraph-rsid="00089acd"/>
    </style:style>
    <style:style style:name="T1" style:family="text">
      <style:text-properties officeooo:rsid="00089acd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458cm" fo:text-indent="-0.635cm" fo:margin-left="10.4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728cm" fo:text-indent="-0.635cm" fo:margin-left="11.7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998cm" fo:text-indent="-0.635cm" fo:margin-left="12.9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268cm" fo:text-indent="-0.635cm" fo:margin-left="14.2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03cm" fo:text-indent="-0.635cm" fo:margin-left="14.9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5.538cm" fo:text-indent="-0.635cm" fo:margin-left="15.53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ерем плату для проверки плат БДКН.</text:p>
      <text:p text:style-name="P1">Запоминаем ток потребления (около 7,2мА)</text:p>
      <text:p text:style-name="P1"/>
      <text:p text:style-name="P2">Проверка плат преобразователя напряжения 436121.004</text:p>
      <text:list xml:id="list6180932308114606904" text:style-name="L1">
        <text:list-item>
          <text:p text:style-name="P4">Подключить</text:p>
          <text:p text:style-name="P4">4 - Земля (черный)</text:p>
          <text:p text:style-name="P4">5 - +5В (красный)</text:p>
          <text:p text:style-name="P4">3 - +3,3В (желтый)</text:p>
          <text:p text:style-name="P4">2 - +3,3В (желтый)</text:p>
        </text:list-item>
        <text:list-item>
          <text:p text:style-name="P4">Проверяем ток потребления</text:p>
          <text:p text:style-name="P4">Должен быть около 5мА, т.е амперметр должен показывать около 12,2мА</text:p>
        </text:list-item>
        <text:list-item>
          <text:p text:style-name="P4">Проверяем напряжение на транзисторе. Должно иметь такую амплитуду и форму</text:p>
        </text:list-item>
        <text:list-item>
          <text:p text:style-name="P4">Проверяем напряжение на делителе. Должно быть около 20В</text:p>
          <text:p text:style-name="P4"/>
        </text:list-item>
      </text:list>
      <text:p text:style-name="P3"/>
      <text:p text:style-name="P2">Проверка плат преобразователя импульсов 468741.013</text:p>
      <text:p text:style-name="P2"/>
      <text:list xml:id="list6337967498756021580" text:style-name="L3">
        <text:list-item>
          <text:p text:style-name="P5">Подключить</text:p>
          <text:p text:style-name="P5">9 - Земля</text:p>
          <text:p text:style-name="P5">11 - +3,3В</text:p>
          <text:p text:style-name="P5">10 - +5В</text:p>
        </text:list-item>
        <text:list-item>
          <text:p text:style-name="P5">Проверить ток потребления.</text:p>
        </text:list-item>
      </text:list>
      <text:p text:style-name="P3"><text:tab/>Должен быть около 9,4мА</text:p>
      <text:list xml:id="list95525468988639" text:continue-numbering="true" text:style-name="L3">
        <text:list-item>
          <text:p text:style-name="P6">Проверяем напряжения в точках</text:p>
          <text:p text:style-name="P7">Удобнее использовать осциллограф</text:p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1">Точка</text:p>
          </table:table-cell>
          <table:table-cell table:style-name="Таблица1.B1" office:value-type="string">
            <text:p text:style-name="P11">Напряжение</text:p>
          </table:table-cell>
        </table:table-row>
        <table:table-row>
          <table:table-cell table:style-name="Таблица1.A2" office:value-type="string">
            <text:p text:style-name="P13">D7.1</text:p>
          </table:table-cell>
          <table:table-cell table:style-name="Таблица1.B2" office:value-type="string">
            <text:p text:style-name="P14">-5<text:span text:style-name="T2">В</text:span></text:p>
          </table:table-cell>
        </table:table-row>
        <table:table-row>
          <table:table-cell table:style-name="Таблица1.A2" office:value-type="string">
            <text:p text:style-name="P13">D7.2</text:p>
          </table:table-cell>
          <table:table-cell table:style-name="Таблица1.B2" office:value-type="string">
            <text:p text:style-name="P12">+5В</text:p>
          </table:table-cell>
        </table:table-row>
        <table:table-row>
          <table:table-cell table:style-name="Таблица1.A2" office:value-type="string">
            <text:p text:style-name="P13">D8.3</text:p>
          </table:table-cell>
          <table:table-cell table:style-name="Таблица1.B2" office:value-type="string">
            <text:p text:style-name="P12">1,8В</text:p>
          </table:table-cell>
        </table:table-row>
        <table:table-row>
          <table:table-cell table:style-name="Таблица1.A2" office:value-type="string">
            <text:p text:style-name="P13">D6.7</text:p>
          </table:table-cell>
          <table:table-cell table:style-name="Таблица1.B2" office:value-type="string">
            <text:p text:style-name="P12">0,085В</text:p>
          </table:table-cell>
        </table:table-row>
        <table:table-row>
          <table:table-cell table:style-name="Таблица1.A2" office:value-type="string">
            <text:p text:style-name="P13">D1.7</text:p>
          </table:table-cell>
          <table:table-cell table:style-name="Таблица1.B2" office:value-type="string">
            <text:p text:style-name="P12">-4,76В</text:p>
          </table:table-cell>
        </table:table-row>
        <table:table-row>
          <table:table-cell table:style-name="Таблица1.A2" office:value-type="string">
            <text:p text:style-name="P13">D2.3</text:p>
          </table:table-cell>
          <table:table-cell table:style-name="Таблица1.B2" office:value-type="string">
            <text:p text:style-name="P12">+2,43В</text:p>
          </table:table-cell>
        </table:table-row>
        <table:table-row>
          <table:table-cell table:style-name="Таблица1.A2" office:value-type="string">
            <text:p text:style-name="P13">VT3-C1<text:span text:style-name="T1">8</text:span></text:p>
          </table:table-cell>
          <table:table-cell table:style-name="Таблица1.B2" office:value-type="string">
            <text:p text:style-name="P12">-2,66В</text:p>
          </table:table-cell>
        </table:table-row>
        <table:table-row>
          <table:table-cell table:style-name="Таблица1.A2" office:value-type="string">
            <text:p text:style-name="P14">R15-VT2</text:p>
          </table:table-cell>
          <table:table-cell table:style-name="Таблица1.B2" office:value-type="string">
            <text:p text:style-name="P12">0,45В</text:p>
          </table:table-cell>
        </table:table-row>
      </table:table>
      <text:list xml:id="list95523836069601" text:continue-numbering="true" text:style-name="L3">
        <text:list-header>
          <text:p text:style-name="P7"/>
        </text:list-header>
        <text:list-item>
          <text:p text:style-name="P7">Поставить щуп осциллографа в точку 8. должно быть +5В.<text:line-break/>Подать +5В с точки 13 на площадку №3 (дотронуться)</text:p>
          <text:p text:style-name="P7">Напряжение в точке изменится на противоположенное, а потом должно вернуться</text:p>
        </text:list-item>
      </text:list>
      <text:p text:style-name="P8"/>
      <text:p text:style-name="P10">Проверка плат устройства обработки 468154.017</text:p>
      <text:p text:style-name="P10"/>
      <text:list xml:id="list464527097329389562" text:style-name="L6">
        <text:list-item>
          <text:p text:style-name="P9">Подключить</text:p>
          <text:p text:style-name="P9">5 - +5В</text:p>
          <text:p text:style-name="P9">4 - Земля</text:p>
        </text:list-item>
        <text:list-item>
          <text:p text:style-name="P9">Проверяем ток потребления</text:p>
          <text:p text:style-name="P9">Должен быть около 5,8м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47S</meta:editing-duration>
    <meta:editing-cycles>4</meta:editing-cycles>
    <meta:generator>LibreOffice/5.2.3.3$Windows_x86 LibreOffice_project/d54a8868f08a7b39642414cf2c8ef2f228f780cf</meta:generator>
    <dc:date>2019-10-03T09:55:23.097000000</dc:date>
    <meta:document-statistic meta:table-count="1" meta:image-count="0" meta:object-count="0" meta:page-count="1" meta:paragraph-count="47" meta:word-count="168" meta:character-count="1036" meta:non-whitespace-character-count="924"/>
    <meta:user-defined meta:name="Info 1"/>
    <meta:user-defined meta:name="Info 2"/>
    <meta:user-defined meta:name="Info 3"/>
    <meta:user-defined meta:name="Info 4"/>
  </office:meta>
</office:document-meta>
</file>